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21.78mm"/>
    </style:style>
    <style:style style:name="co10" style:family="table-column">
      <style:table-column-properties fo:break-before="auto" style:column-width="19.33mm"/>
    </style:style>
    <style:style style:name="co11" style:family="table-column">
      <style:table-column-properties fo:break-before="auto" style:column-width="14.69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15.52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7.97mm"/>
    </style:style>
    <style:style style:name="co16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. <text:s text:c="4"/>Time <text:s text:c="10"/>Source Port Destination Port Sequence number Acknowledgment number TCP Segment Len</text:p>
          </table:table-cell>
          <table:table-cell/>
        </table:table-row>
        <table:table-row table:style-name="ro1">
          <table:table-cell office:value-type="string" calcext:value-type="string">
            <text:p><text:s text:c="6"/>1 0.000000000 <text:s text:c="3"/>10000 <text:s text:c="6"/>9877 <text:s text:c="12"/>0 <text:s text:c="14"/>0 <text:s text:c="20"/>0</text:p>
          </table:table-cell>
          <table:table-cell/>
        </table:table-row>
        <table:table-row table:style-name="ro1">
          <table:table-cell office:value-type="string" calcext:value-type="string">
            <text:p><text:s text:c="6"/>2 0.000067288 <text:s text:c="3"/>9877 <text:s text:c="7"/>10000 <text:s text:c="11"/>0 <text:s text:c="14"/>1 <text:s text:c="20"/>0</text:p>
          </table:table-cell>
          <table:table-cell/>
        </table:table-row>
        <table:table-row table:style-name="ro1">
          <table:table-cell office:value-type="string" calcext:value-type="string">
            <text:p><text:s text:c="6"/>3 0.050265011 <text:s text:c="3"/>10000 <text:s text:c="6"/>9877 <text:s text:c="12"/>1 <text:s text:c="14"/>1 <text:s text:c="20"/>0</text:p>
          </table:table-cell>
          <table:table-cell/>
        </table:table-row>
        <table:table-row table:style-name="ro1">
          <table:table-cell office:value-type="string" calcext:value-type="string">
            <text:p><text:s text:c="6"/>4 0.050610930 <text:s text:c="3"/>10000 <text:s text:c="6"/>9877 <text:s text:c="12"/>1 <text:s text:c="14"/>1 <text:s text:c="20"/>22</text:p>
          </table:table-cell>
          <table:table-cell/>
        </table:table-row>
        <table:table-row table:style-name="ro1">
          <table:table-cell office:value-type="string" calcext:value-type="string">
            <text:p><text:s text:c="6"/>5 0.050648111 <text:s text:c="3"/>9877 <text:s text:c="7"/>10000 <text:s text:c="11"/>1 <text:s text:c="14"/>23 <text:s text:c="19"/>0</text:p>
          </table:table-cell>
          <table:table-cell/>
        </table:table-row>
        <table:table-row table:style-name="ro1">
          <table:table-cell office:value-type="string" calcext:value-type="string">
            <text:p><text:s text:c="6"/>6 1.050901100 <text:s text:c="3"/>9877 <text:s text:c="7"/>10000 <text:s text:c="11"/>1 <text:s text:c="14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6"/>7 1.054015077 <text:s text:c="3"/>9877 <text:s text:c="7"/>10000 <text:s text:c="11"/>51 <text:s text:c="13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6"/>8 1.057184332 <text:s text:c="3"/>9877 <text:s text:c="7"/>10000 <text:s text:c="11"/>1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6"/>9 1.060342923 <text:s text:c="3"/>9877 <text:s text:c="7"/>10000 <text:s text:c="11"/>1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10 1.063530949 <text:s text:c="3"/>9877 <text:s text:c="7"/>10000 <text:s text:c="11"/>2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11 1.066707191 <text:s text:c="3"/>9877 <text:s text:c="7"/>10000 <text:s text:c="11"/>2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12 1.069858475 <text:s text:c="3"/>9877 <text:s text:c="7"/>10000 <text:s text:c="11"/>3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13 1.073054184 <text:s text:c="3"/>9877 <text:s text:c="7"/>10000 <text:s text:c="11"/>3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14 1.076954635 <text:s text:c="3"/>9877 <text:s text:c="7"/>10000 <text:s text:c="11"/>4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15 1.080119871 <text:s text:c="3"/>9877 <text:s text:c="7"/>10000 <text:s text:c="11"/>4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16 1.083266129 <text:s text:c="3"/>9877 <text:s text:c="7"/>10000 <text:s text:c="11"/>5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17 1.086395643 <text:s text:c="3"/>9877 <text:s text:c="7"/>10000 <text:s text:c="11"/>5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18 1.101077233 <text:s text:c="3"/>10000 <text:s text:c="6"/>9877 <text:s text:c="12"/>23 <text:s text:c="13"/>51 <text:s text:c="19"/>0</text:p>
          </table:table-cell>
          <table:table-cell/>
        </table:table-row>
        <table:table-row table:style-name="ro1">
          <table:table-cell office:value-type="string" calcext:value-type="string">
            <text:p><text:s text:c="5"/>19 1.101130341 <text:s text:c="3"/>9877 <text:s text:c="7"/>10000 <text:s text:c="11"/>6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20 1.104103810 <text:s text:c="3"/>10000 <text:s text:c="6"/>9877 <text:s text:c="12"/>23 <text:s text:c="13"/>10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21 1.104126117 <text:s text:c="3"/>9877 <text:s text:c="7"/>10000 <text:s text:c="11"/>6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22 1.107498537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23 1.107564815 <text:s text:c="3"/>9877 <text:s text:c="7"/>10000 <text:s text:c="11"/>7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24 1.116939203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25 1.116985566 <text:s text:c="3"/>9877 <text:s text:c="7"/>10000 <text:s text:c="11"/>7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26 1.120001916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27 1.120036629 <text:s text:c="3"/>9877 <text:s text:c="7"/>10000 <text:s text:c="11"/>8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28 1.123803603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29 1.123880462 <text:s text:c="3"/>9877 <text:s text:c="7"/>10000 <text:s text:c="11"/>1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30 1.127110273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31 1.130284515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32 1.130338859 <text:s text:c="3"/>9877 <text:s text:c="7"/>10000 <text:s text:c="11"/>8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33 1.136540225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34 1.151297042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35 1.151360775 <text:s text:c="3"/>9877 <text:s text:c="7"/>10000 <text:s text:c="11"/>9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36 1.154264322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37 1.157815178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38 1.157894335 <text:s text:c="3"/>9877 <text:s text:c="7"/>10000 <text:s text:c="11"/>95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39 1.167201959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40 1.170227269 <text:s text:c="3"/>10000 <text:s text:c="6"/>9877 <text:s text:c="12"/>23 <text:s text:c="13"/>15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41 1.174053138 <text:s text:c="3"/>10000 <text:s text:c="6"/>9877 <text:s text:c="12"/>23 <text:s text:c="13"/>20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42 1.174112286 <text:s text:c="3"/>9877 <text:s text:c="7"/>10000 <text:s text:c="11"/>2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43 1.174135819 <text:s text:c="3"/>9877 <text:s text:c="7"/>10000 <text:s text:c="11"/>100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44 1.180522455 <text:s text:c="3"/>10000 <text:s text:c="6"/>9877 <text:s text:c="12"/>23 <text:s text:c="13"/>20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45 1.180593831 <text:s text:c="3"/>9877 <text:s text:c="7"/>10000 <text:s text:c="11"/>105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46 1.201557084 <text:s text:c="3"/>10000 <text:s text:c="6"/>9877 <text:s text:c="12"/>23 <text:s text:c="13"/>20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47 1.201618876 <text:s text:c="3"/>9877 <text:s text:c="7"/>10000 <text:s text:c="11"/>110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48 1.208082794 <text:s text:c="3"/>10000 <text:s text:c="6"/>9877 <text:s text:c="12"/>23 <text:s text:c="13"/>20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49 1.224309640 <text:s text:c="3"/>10000 <text:s text:c="6"/>9877 <text:s text:c="12"/>23 <text:s text:c="13"/>50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50 1.224382824 <text:s text:c="3"/>9877 <text:s text:c="7"/>10000 <text:s text:c="11"/>501 <text:s text:c="12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51 1.224465130 <text:s text:c="3"/>9877 <text:s text:c="7"/>10000 <text:s text:c="11"/>115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52 1.224474363 <text:s text:c="3"/>10000 <text:s text:c="6"/>9877 <text:s text:c="12"/>23 <text:s text:c="13"/>50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53 1.227780867 <text:s text:c="3"/>9877 <text:s text:c="7"/>10000 <text:s text:c="11"/>120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54 1.230808846 <text:s text:c="3"/>10000 <text:s text:c="6"/>9877 <text:s text:c="12"/>23 <text:s text:c="13"/>50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55 1.231146880 <text:s text:c="3"/>9877 <text:s text:c="7"/>10000 <text:s text:c="11"/>125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56 1.251824883 <text:s text:c="3"/>10000 <text:s text:c="6"/>9877 <text:s text:c="12"/>23 <text:s text:c="13"/>501 <text:s text:c="18"/>0</text:p>
          </table:table-cell>
          <table:table-cell/>
        </table:table-row>
        <table:table-row table:style-name="ro1">
          <table:table-cell office:value-type="string" calcext:value-type="string">
            <text:p><text:s text:c="5"/>57 1.251880974 <text:s text:c="3"/>9877 <text:s text:c="7"/>10000 <text:s text:c="11"/>130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58 1.274546646 <text:s text:c="3"/>10000 <text:s text:c="6"/>9877 <text:s text:c="12"/>23 <text:s text:c="13"/>1151 <text:s text:c="17"/>0</text:p>
          </table:table-cell>
          <table:table-cell/>
        </table:table-row>
        <table:table-row table:style-name="ro1">
          <table:table-cell office:value-type="string" calcext:value-type="string">
            <text:p><text:s text:c="5"/>59 1.274633686 <text:s text:c="3"/>9877 <text:s text:c="7"/>10000 <text:s text:c="11"/>135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60 1.274641341 <text:s text:c="3"/>9877 <text:s text:c="7"/>10000 <text:s text:c="11"/>140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61 1.274648290 <text:s text:c="3"/>9877 <text:s text:c="7"/>10000 <text:s text:c="11"/>1451 <text:s text:c="11"/>23 <text:s text:c="19"/>50</text:p>
          </table:table-cell>
          <table:table-cell/>
        </table:table-row>
        <table:table-row table:style-name="ro1">
          <table:table-cell office:value-type="string" calcext:value-type="string">
            <text:p><text:s text:c="5"/>62 1.274686170 <text:s text:c="3"/>10000 <text:s text:c="6"/>9877 <text:s text:c="12"/>23 <text:s text:c="13"/>1201 <text:s text:c="17"/>0</text:p>
          </table:table-cell>
          <table:table-cell/>
        </table:table-row>
        <table:table-row table:style-name="ro1">
          <table:table-cell office:value-type="string" calcext:value-type="string">
            <text:p><text:s text:c="5"/>63 1.278019457 <text:s text:c="3"/>10000 <text:s text:c="6"/>9877 <text:s text:c="12"/>23 <text:s text:c="13"/>1251 <text:s text:c="17"/>0</text:p>
          </table:table-cell>
          <table:table-cell/>
        </table:table-row>
        <table:table-row table:style-name="ro1">
          <table:table-cell office:value-type="string" calcext:value-type="string">
            <text:p><text:s text:c="5"/>64 1.281368470 <text:s text:c="3"/>10000 <text:s text:c="6"/>9877 <text:s text:c="12"/>23 <text:s text:c="13"/>1301 <text:s text:c="17"/>0</text:p>
          </table:table-cell>
          <table:table-cell/>
        </table:table-row>
        <table:table-row table:style-name="ro1">
          <table:table-cell office:value-type="string" calcext:value-type="string">
            <text:p><text:s text:c="5"/>65 1.302059738 <text:s text:c="3"/>10000 <text:s text:c="6"/>9877 <text:s text:c="12"/>23 <text:s text:c="13"/>1351 <text:s text:c="17"/>0</text:p>
          </table:table-cell>
          <table:table-cell/>
        </table:table-row>
        <table:table-row table:style-name="ro1">
          <table:table-cell office:value-type="string" calcext:value-type="string">
            <text:p><text:s text:c="5"/>66 1.324822631 <text:s text:c="3"/>10000 <text:s text:c="6"/>9877 <text:s text:c="12"/>23 <text:s text:c="13"/>1401 <text:s text:c="17"/>0</text:p>
          </table:table-cell>
          <table:table-cell/>
        </table:table-row>
        <table:table-row table:style-name="ro1">
          <table:table-cell office:value-type="string" calcext:value-type="string">
            <text:p><text:s text:c="5"/>67 1.324884140 <text:s text:c="3"/>10000 <text:s text:c="6"/>9877 <text:s text:c="12"/>23 <text:s text:c="13"/>1451 <text:s text:c="17"/>0</text:p>
          </table:table-cell>
          <table:table-cell/>
        </table:table-row>
        <table:table-row table:style-name="ro1">
          <table:table-cell office:value-type="string" calcext:value-type="string">
            <text:p><text:s text:c="5"/>68 1.324914022 <text:s text:c="3"/>10000 <text:s text:c="6"/>9877 <text:s text:c="12"/>23 <text:s text:c="13"/>1501 <text:s text:c="17"/>0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<text:s/>Seq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packets_out </text:p>
          </table:table-cell>
          <table:table-cell office:value-type="string" calcext:value-type="string">
            <text:p>sacked_out</text:p>
          </table:table-cell>
          <table:table-cell office:value-type="string" calcext:value-type="string">
            <text:p>lost_out</text:p>
          </table:table-cell>
          <table:table-cell office:value-type="string" calcext:value-type="string">
            <text:p>retrans_out</text:p>
          </table:table-cell>
          <table:table-cell office:value-type="string" calcext:value-type="string">
            <text:p>in_flight</text:p>
          </table:table-cell>
          <table:table-cell office:value-type="string" calcext:value-type="string">
            <text:p>cwnd</text:p>
          </table:table-cell>
          <table:table-cell office:value-type="string" calcext:value-type="string">
            <text:p>ssthresh</text:p>
          </table:table-cell>
          <table:table-cell office:value-type="string" calcext:value-type="string">
            <text:p>cong_ state</text:p>
          </table:table-cell>
          <table:table-cell office:value-type="string" calcext:value-type="string">
            <text:p>prr_delivered</text:p>
          </table:table-cell>
          <table:table-cell office:value-type="string" calcext:value-type="string">
            <text:p>prr_out</text:p>
          </table:table-cell>
          <table:table-cell office:value-type="string" calcext:value-type="string">
            <text:p>high_seq</text:p>
          </table:table-cell>
          <table:table-cell office:value-type="string" calcext:value-type="string">
            <text:p>retransmit_high</text:p>
          </table:table-cell>
          <table:table-cell table:number-columns-repeated="2"/>
          <table:table-cell office:value-type="string" calcext:value-type="string">
            <text:p><text:s/>Dst_P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-&gt;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67288" calcext:value-type="float">
            <text:p>0.0001</text:p>
          </table:table-cell>
          <table:table-cell office:value-type="string" calcext:value-type="string">
            <text:p>S-&gt;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0265011" calcext:value-type="float">
            <text:p>0.0503</text:p>
          </table:table-cell>
          <table:table-cell office:value-type="string" calcext:value-type="string">
            <text:p>C-&gt;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061093" calcext:value-type="float">
            <text:p>0.0506</text:p>
          </table:table-cell>
          <table:table-cell office:value-type="string" calcext:value-type="string">
            <text:p>C-&gt;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0648111" calcext:value-type="float">
            <text:p>0.0506</text:p>
          </table:table-cell>
          <table:table-cell office:value-type="string" calcext:value-type="string">
            <text:p>S-&gt;C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509011" calcext:value-type="float">
            <text:p>1.0509</text:p>
          </table:table-cell>
          <table:table-cell office:value-type="string" calcext:value-type="string">
            <text:p>S-&gt;C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54015077" calcext:value-type="float">
            <text:p>1.0540</text:p>
          </table:table-cell>
          <table:table-cell office:value-type="string" calcext:value-type="string">
            <text:p>S-&gt;C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7184332" calcext:value-type="float">
            <text:p>1.0572</text:p>
          </table:table-cell>
          <table:table-cell office:value-type="string" calcext:value-type="string">
            <text:p>S-&gt;C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0342923" calcext:value-type="float">
            <text:p>1.0603</text:p>
          </table:table-cell>
          <table:table-cell office:value-type="string" calcext:value-type="string">
            <text:p>S-&gt;C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63530949" calcext:value-type="float">
            <text:p>1.0635</text:p>
          </table:table-cell>
          <table:table-cell office:value-type="string" calcext:value-type="string">
            <text:p>S-&gt;C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66707191" calcext:value-type="float">
            <text:p>1.0667</text:p>
          </table:table-cell>
          <table:table-cell office:value-type="string" calcext:value-type="string">
            <text:p>S-&gt;C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69858475" calcext:value-type="float">
            <text:p>1.0699</text:p>
          </table:table-cell>
          <table:table-cell office:value-type="string" calcext:value-type="string">
            <text:p>S-&gt;C</text:p>
          </table:table-cell>
          <table:table-cell office:value-type="float" office:value="301" calcext:value-type="float">
            <text:p>3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73054184" calcext:value-type="float">
            <text:p>1.0731</text:p>
          </table:table-cell>
          <table:table-cell office:value-type="string" calcext:value-type="string">
            <text:p>S-&gt;C</text:p>
          </table:table-cell>
          <table:table-cell office:value-type="float" office:value="351" calcext:value-type="float">
            <text:p>3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76954635" calcext:value-type="float">
            <text:p>1.0770</text:p>
          </table:table-cell>
          <table:table-cell office:value-type="string" calcext:value-type="string">
            <text:p>S-&gt;C</text:p>
          </table:table-cell>
          <table:table-cell office:value-type="float" office:value="401" calcext:value-type="float">
            <text:p>4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80119871" calcext:value-type="float">
            <text:p>1.0801</text:p>
          </table:table-cell>
          <table:table-cell office:value-type="string" calcext:value-type="string">
            <text:p>S-&gt;C</text:p>
          </table:table-cell>
          <table:table-cell office:value-type="float" office:value="451" calcext:value-type="float">
            <text:p>4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83266129" calcext:value-type="float">
            <text:p>1.0833</text:p>
          </table:table-cell>
          <table:table-cell office:value-type="string" calcext:value-type="string">
            <text:p>S-&gt;C</text:p>
          </table:table-cell>
          <table:table-cell office:value-type="float" office:value="501" calcext:value-type="float">
            <text:p>5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86395643" calcext:value-type="float">
            <text:p>1.0864</text:p>
          </table:table-cell>
          <table:table-cell office:value-type="string" calcext:value-type="string">
            <text:p>S-&gt;C</text:p>
          </table:table-cell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01077233" calcext:value-type="float">
            <text:p>1.1011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01130341" calcext:value-type="float">
            <text:p>1.1011</text:p>
          </table:table-cell>
          <table:table-cell office:value-type="string" calcext:value-type="string">
            <text:p>S-&gt;C</text:p>
          </table:table-cell>
          <table:table-cell office:value-type="float" office:value="601" calcext:value-type="float">
            <text:p>6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0410381" calcext:value-type="float">
            <text:p>1.1041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04126117" calcext:value-type="float">
            <text:p>1.1041</text:p>
          </table:table-cell>
          <table:table-cell office:value-type="string" calcext:value-type="string">
            <text:p>S-&gt;C</text:p>
          </table:table-cell>
          <table:table-cell office:value-type="float" office:value="651" calcext:value-type="float">
            <text:p>6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07498537" calcext:value-type="float">
            <text:p>1.1075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07564815" calcext:value-type="float">
            <text:p>1.1076</text:p>
          </table:table-cell>
          <table:table-cell office:value-type="string" calcext:value-type="string">
            <text:p>S-&gt;C</text:p>
          </table:table-cell>
          <table:table-cell office:value-type="float" office:value="701" calcext:value-type="float">
            <text:p>7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16939203" calcext:value-type="float">
            <text:p>1.1169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16985566" calcext:value-type="float">
            <text:p>1.1170</text:p>
          </table:table-cell>
          <table:table-cell office:value-type="string" calcext:value-type="string">
            <text:p>S-&gt;C</text:p>
          </table:table-cell>
          <table:table-cell office:value-type="float" office:value="751" calcext:value-type="float">
            <text:p>7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20001916" calcext:value-type="float">
            <text:p>1.1200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20036629" calcext:value-type="float">
            <text:p>1.1200</text:p>
          </table:table-cell>
          <table:table-cell office:value-type="string" calcext:value-type="string">
            <text:p>S-&gt;C</text:p>
          </table:table-cell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23803603" calcext:value-type="float">
            <text:p>1.1238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123880462" calcext:value-type="float">
            <text:p>1.1239</text:p>
          </table:table-cell>
          <table:table-cell office:value-type="string" calcext:value-type="string">
            <text:p>S-&gt;C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27110273" calcext:value-type="float">
            <text:p>1.1271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130284515" calcext:value-type="float">
            <text:p>1.1303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30338859" calcext:value-type="float">
            <text:p>1.1303</text:p>
          </table:table-cell>
          <table:table-cell office:value-type="string" calcext:value-type="string">
            <text:p>S-&gt;C</text:p>
          </table:table-cell>
          <table:table-cell office:value-type="float" office:value="851" calcext:value-type="float">
            <text:p>8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136540225" calcext:value-type="float">
            <text:p>1.1365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51297042" calcext:value-type="float">
            <text:p>1.1513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51360775" calcext:value-type="float">
            <text:p>1.1514</text:p>
          </table:table-cell>
          <table:table-cell office:value-type="string" calcext:value-type="string">
            <text:p>S-&gt;C</text:p>
          </table:table-cell>
          <table:table-cell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54264322" calcext:value-type="float">
            <text:p>1.1543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57815178" calcext:value-type="float">
            <text:p>1.1578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57894335" calcext:value-type="float">
            <text:p>1.1579</text:p>
          </table:table-cell>
          <table:table-cell office:value-type="string" calcext:value-type="string">
            <text:p>S-&gt;C</text:p>
          </table:table-cell>
          <table:table-cell office:value-type="float" office:value="951" calcext:value-type="float">
            <text:p>9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67201959" calcext:value-type="float">
            <text:p>1.1672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70227269" calcext:value-type="float">
            <text:p>1.1702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74053138" calcext:value-type="float">
            <text:p>1.1741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74112286" calcext:value-type="float">
            <text:p>1.1741</text:p>
          </table:table-cell>
          <table:table-cell office:value-type="string" calcext:value-type="string">
            <text:p>S-&gt;C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74135819" calcext:value-type="float">
            <text:p>1.1741</text:p>
          </table:table-cell>
          <table:table-cell office:value-type="string" calcext:value-type="string">
            <text:p>S-&gt;C</text:p>
          </table:table-cell>
          <table:table-cell office:value-type="float" office:value="1001" calcext:value-type="float">
            <text:p>10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80522455" calcext:value-type="float">
            <text:p>1.1805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80593831" calcext:value-type="float">
            <text:p>1.1806</text:p>
          </table:table-cell>
          <table:table-cell office:value-type="string" calcext:value-type="string">
            <text:p>S-&gt;C</text:p>
          </table:table-cell>
          <table:table-cell office:value-type="float" office:value="1051" calcext:value-type="float">
            <text:p>10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01557084" calcext:value-type="float">
            <text:p>1.2016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01618876" calcext:value-type="float">
            <text:p>1.2016</text:p>
          </table:table-cell>
          <table:table-cell office:value-type="string" calcext:value-type="string">
            <text:p>S-&gt;C</text:p>
          </table:table-cell>
          <table:table-cell office:value-type="float" office:value="1101" calcext:value-type="float">
            <text:p>11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08082794" calcext:value-type="float">
            <text:p>1.2081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2430964" calcext:value-type="float">
            <text:p>1.2243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24382824" calcext:value-type="float">
            <text:p>1.2244</text:p>
          </table:table-cell>
          <table:table-cell office:value-type="string" calcext:value-type="string">
            <text:p>S-&gt;C</text:p>
          </table:table-cell>
          <table:table-cell office:value-type="float" office:value="501" calcext:value-type="float">
            <text:p>5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2446513" calcext:value-type="float">
            <text:p>1.2245</text:p>
          </table:table-cell>
          <table:table-cell office:value-type="string" calcext:value-type="string">
            <text:p>S-&gt;C</text:p>
          </table:table-cell>
          <table:table-cell office:value-type="float" office:value="1151" calcext:value-type="float">
            <text:p>11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24474363" calcext:value-type="float">
            <text:p>1.2245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27780867" calcext:value-type="float">
            <text:p>1.2278</text:p>
          </table:table-cell>
          <table:table-cell office:value-type="string" calcext:value-type="string">
            <text:p>S-&gt;C</text:p>
          </table:table-cell>
          <table:table-cell office:value-type="float" office:value="1201" calcext:value-type="float">
            <text:p>12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30808846" calcext:value-type="float">
            <text:p>1.2308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3114688" calcext:value-type="float">
            <text:p>1.2311</text:p>
          </table:table-cell>
          <table:table-cell office:value-type="string" calcext:value-type="string">
            <text:p>S-&gt;C</text:p>
          </table:table-cell>
          <table:table-cell office:value-type="float" office:value="1251" calcext:value-type="float">
            <text:p>12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251824883" calcext:value-type="float">
            <text:p>1.2518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51880974" calcext:value-type="float">
            <text:p>1.2519</text:p>
          </table:table-cell>
          <table:table-cell office:value-type="string" calcext:value-type="string">
            <text:p>S-&gt;C</text:p>
          </table:table-cell>
          <table:table-cell office:value-type="float" office:value="1301" calcext:value-type="float">
            <text:p>13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74546646" calcext:value-type="float">
            <text:p>1.2745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74633686" calcext:value-type="float">
            <text:p>1.2746</text:p>
          </table:table-cell>
          <table:table-cell office:value-type="string" calcext:value-type="string">
            <text:p>S-&gt;C</text:p>
          </table:table-cell>
          <table:table-cell office:value-type="float" office:value="1351" calcext:value-type="float">
            <text:p>13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74641341" calcext:value-type="float">
            <text:p>1.2746</text:p>
          </table:table-cell>
          <table:table-cell office:value-type="string" calcext:value-type="string">
            <text:p>S-&gt;C</text:p>
          </table:table-cell>
          <table:table-cell office:value-type="float" office:value="1401" calcext:value-type="float">
            <text:p>140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7464829" calcext:value-type="float">
            <text:p>1.2746</text:p>
          </table:table-cell>
          <table:table-cell office:value-type="string" calcext:value-type="string">
            <text:p>S-&gt;C</text:p>
          </table:table-cell>
          <table:table-cell office:value-type="float" office:value="1451" calcext:value-type="float">
            <text:p>14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27468617" calcext:value-type="float">
            <text:p>1.2747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278019457" calcext:value-type="float">
            <text:p>1.2780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8136847" calcext:value-type="float">
            <text:p>1.2814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302059738" calcext:value-type="float">
            <text:p>1.3021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324822631" calcext:value-type="float">
            <text:p>1.3248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32488414" calcext:value-type="float">
            <text:p>1.3249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324914022" calcext:value-type="float">
            <text:p>1.3249</text:p>
          </table:table-cell>
          <table:table-cell office:value-type="string" calcext:value-type="string">
            <text:p>C-&gt;S</text:p>
          </table:table-cell>
          <table:table-cell office:value-type="float" office:value="23" calcext:value-type="float">
            <text:p>23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877" calcext:value-type="float">
            <text:p>9877</text:p>
          </table:table-cell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3:25:36.588195440</meta:creation-date>
    <dc:date>2016-09-21T23:42:41.842495845</dc:date>
    <meta:editing-duration>PT6M55S</meta:editing-duration>
    <meta:editing-cycles>2</meta:editing-cycles>
    <meta:generator>LibreOffice/5.1.4.2$Linux_X86_64 LibreOffice_project/10m0$Build-2</meta:generator>
    <meta:document-statistic meta:table-count="2" meta:cell-count="564" meta:object-count="0"/>
  </office:meta>
</office:document-meta>
</file>